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b71" officeooo:paragraph-rsid="001b0b71"/>
    </style:style>
    <style:style style:name="P2" style:family="paragraph" style:parent-style-name="Standard">
      <style:text-properties officeooo:rsid="001c83db" officeooo:paragraph-rsid="001c83db"/>
    </style:style>
    <style:style style:name="P3" style:family="paragraph" style:parent-style-name="Table_20_Contents">
      <style:text-properties officeooo:rsid="00176fb0" officeooo:paragraph-rsid="00176fb0"/>
    </style:style>
    <style:style style:name="P4" style:family="paragraph" style:parent-style-name="Table_20_Contents">
      <style:paragraph-properties fo:text-align="center" style:justify-single-word="false"/>
      <style:text-properties officeooo:rsid="00176fb0" officeooo:paragraph-rsid="00176fb0"/>
    </style:style>
    <style:style style:name="P5" style:family="paragraph" style:parent-style-name="Table_20_Contents">
      <style:text-properties officeooo:rsid="0019f6d8" officeooo:paragraph-rsid="0019f6d8"/>
    </style:style>
    <style:style style:name="T1" style:family="text">
      <style:text-properties officeooo:rsid="00176fb0"/>
    </style:style>
    <style:style style:name="T2" style:family="text">
      <style:text-properties officeooo:rsid="0018a2de"/>
    </style:style>
    <style:style style:name="T3" style:family="text">
      <style:text-properties officeooo:rsid="001e3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Ns2</text:p>
          </table:table-cell>
          <table:table-cell table:style-name="Table1.B1" office:value-type="string">
            <text:p text:style-name="P4">Ns3</text:p>
          </table:table-cell>
        </table:table-row>
        <table:table-row>
          <table:table-cell table:style-name="Table1.A2" office:value-type="string">
            <text:p text:style-name="P3">It is implemented consisting of <text:s/>C++ (core of the simulator) and oTcl( script stands for object Tool command language to create network topology)</text:p>
          </table:table-cell>
          <table:table-cell table:style-name="Table1.B2" office:value-type="string">
            <text:p text:style-name="Table_20_Contents"><text:span text:style-name="T1">It is implemented using C++ for writing simulation script, additionally there is also a limited for Python Language for scripting and visualization.</text:span> </text:p>
          </table:table-cell>
        </table:table-row>
        <table:table-row>
          <table:table-cell table:style-name="Table1.A2" office:value-type="string">
            <text:p text:style-name="P3">Slower because of bi-language support. </text:p>
          </table:table-cell>
          <table:table-cell table:style-name="Table1.B2" office:value-type="string">
            <text:p text:style-name="P3">Much faster as compared to ns2 <text:span text:style-name="T2">due to the removal of overhead present in ns2</text:span></text:p>
          </table:table-cell>
        </table:table-row>
        <table:table-row>
          <table:table-cell table:style-name="Table1.A2" office:value-type="string">
            <text:p text:style-name="P5">Ns2 is only limited to simulation.</text:p>
          </table:table-cell>
          <table:table-cell table:style-name="Table1.B2" office:value-type="string">
            <text:p text:style-name="P5">It has an emulation mode, which give <text:span text:style-name="T3">it</text:span> privilages for the integration with real network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a xlink:type="simple" xlink:href="http://goo.gl/forms/L74yNqEptj">http://goo.gl/forms/L74yNqEptj</text:a></text:p>
      <text:p text:style-name="P1"/>
      <text:p text:style-name="P1"/>
      <text:p text:style-name="P2">cssurbhichauhan@gmail.com</text:p>
      <text:p text:style-name="P2">fhitindia@gmail.com</text:p>
      <text:p text:style-name="P2">anuragnegi1988@gmail.com</text:p>
      <text:p text:style-name="P2">rahulsharma18791@gmail.com</text:p>
      <text:p text:style-name="P2">nitsinha2608@gmail.com</text:p>
      <text:p text:style-name="P2">ravichanderjha@gmal.com</text:p>
      <text:p text:style-name="P2">kaur.gurpreet9311@gmail.com</text:p>
      <text:p text:style-name="P2">babitasharma842@gmail.com</text:p>
      <text:p text:style-name="P2">akshay.kheral@yaho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21:21.171010648</meta:creation-date>
    <dc:date>2015-12-01T15:40:36.346547498</dc:date>
    <meta:editing-duration>PT2M12S</meta:editing-duration>
    <meta:editing-cycles>1</meta:editing-cycles>
    <meta:document-statistic meta:table-count="1" meta:image-count="0" meta:object-count="0" meta:page-count="1" meta:paragraph-count="18" meta:word-count="98" meta:character-count="782" meta:non-whitespace-character-count="699"/>
    <meta:generator>LibreOffice/4.2.8.2$Linux_x86 LibreOffice_project/420m0$Build-2</meta:generator>
  </office:meta>
</office:document-meta>
</file>